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7708in" style:use-optimal-column-width="false"/>
    </style:style>
    <style:style style:name="TableColumn3" style:family="table-column">
      <style:table-column-properties style:column-width="0.1805in" style:use-optimal-column-width="false"/>
    </style:style>
    <style:style style:name="TableColumn4" style:family="table-column">
      <style:table-column-properties style:column-width="1.7361in" style:use-optimal-column-width="false"/>
    </style:style>
    <style:style style:name="Table1" style:family="table" style:master-page-name="MP0">
      <style:table-properties style:width="7.6875in" fo:margin-left="-0.7048in" table:align="left"/>
    </style:style>
    <style:style style:name="TableRow5" style:family="table-row">
      <style:table-row-properties style:min-row-height="0.3659in" style:use-optimal-row-height="false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</style:style>
    <style:style style:name="T14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15" style:parent-style-name="DefaultParagraphFont" style:family="text">
      <style:text-properties style:font-name-complex="Arial" fo:font-size="26pt" style:font-size-asian="26pt" style:font-size-complex="26pt"/>
    </style:style>
    <style:style style:name="T16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text-properties fo:hyphenate="true"/>
    </style:style>
    <style:style style:name="P19" style:parent-style-name="Normal" style:family="paragraph">
      <style:text-properties style:font-name-complex="Arial" fo:font-weight="bold" style:font-weight-asian="bold" fo:hyphenate="true"/>
    </style:style>
    <style:style style:name="P20" style:parent-style-name="Normal" style:family="paragraph">
      <style:text-properties fo:hyphenate="true"/>
    </style:style>
    <style:style style:name="P21" style:parent-style-name="Normal" style:family="paragraph">
      <style:text-properties fo:hyphenate="true"/>
    </style:style>
    <style:style style:name="P22" style:parent-style-name="Normal" style:family="paragraph">
      <style:text-properties fo:hyphenate="true"/>
    </style:style>
    <style:style style:name="P23" style:parent-style-name="Normal" style:family="paragraph">
      <style:text-properties fo:hyphenate="true"/>
    </style:style>
    <style:style style:name="P24" style:parent-style-name="Normal" style:family="paragraph">
      <style:text-properties style:font-name="Calibri Light" style:font-name-asian="Times New Roman" style:font-name-complex="Arial" fo:font-weight="bold" style:font-weight-asian="bold" fo:color="#1F4D78" fo:font-size="12pt" style:font-size-asian="12pt" style:font-size-complex="12pt" fo:hyphenate="true"/>
    </style:style>
    <style:style style:name="P25" style:parent-style-name="Normal" style:family="paragraph">
      <style:text-properties style:font-name-asian="Merriweather" style:font-name-complex="Arial" fo:font-weight="bold" style:font-weight-asian="bold" fo:color="#000000" fo:hyphenate="true"/>
    </style:style>
    <style:style style:name="P26" style:parent-style-name="Normal" style:family="paragraph">
      <style:paragraph-properties fo:margin-bottom="0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29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10pt" style:font-size-asian="10pt" style:font-size-complex="9pt"/>
    </style:style>
    <style:style style:name="P30" style:parent-style-name="Normal" style:family="paragraph">
      <style:paragraph-properties fo:border="0.0069in solid #FFFFFF" fo:padding="0.0138in" style:shadow="none" fo:margin-bottom="0in" fo:line-height="115%"/>
    </style:style>
    <style:style style:name="T31" style:parent-style-name="Hyperlink" style:family="text">
      <style:text-properties style:font-name-asian="Open Sans" style:font-name-complex="Arial" fo:color="#000000" fo:font-size="10pt" style:font-size-asian="10pt" style:font-size-complex="9pt" style:text-underline-type="none"/>
    </style:style>
    <style:style style:name="P32" style:parent-style-name="Normal" style:family="paragraph">
      <style:paragraph-properties fo:border="0.0069in solid #FFFFFF" fo:padding="0.0138in" style:shadow="none" fo:margin-bottom="0in" fo:line-height="115%"/>
    </style:style>
    <style:style style:name="P33" style:parent-style-name="Normal" style:family="paragraph">
      <style:paragraph-properties fo:margin-bottom="0in"/>
    </style:style>
    <style:style style:name="T34" style:parent-style-name="domain" style:family="text">
      <style:text-properties fo:font-size="10pt" style:font-size-asian="10pt" style:font-size-complex="9pt"/>
    </style:style>
    <style:style style:name="T35" style:parent-style-name="vanity-name" style:family="text">
      <style:text-properties style:font-name-complex="Arial" fo:color="#333333" fo:font-size="10pt" style:font-size-asian="10pt" style:font-size-complex="9pt" fo:background-color="#FFFFFF"/>
    </style:style>
    <style:style style:name="TableRow36" style:family="table-row">
      <style:table-row-properties style:min-row-height="0.368in"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ubtitle" style:family="paragraph">
      <style:paragraph-properties fo:border="0.0069in solid #FFFFFF" fo:padding="0.0138in" style:shadow="none"/>
      <style:text-properties style:font-name="Calibri" style:font-name-complex="Arial" fo:font-weight="bold" style:font-weight-asian="bold" fo:font-size="11pt" style:font-size-asian="11pt" style:font-size-complex="11pt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41" style:parent-style-name="Normal" style:family="paragraph">
      <style:text-properties fo:hyphenate="true"/>
    </style:style>
    <style:style style:name="P42" style:parent-style-name="Normal" style:family="paragraph">
      <style:text-properties fo:hyphenate="true"/>
    </style:style>
    <style:style style:name="TableRow43" style:family="table-row">
      <style:table-row-properties style:min-row-height="0.293in"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P46" style:parent-style-name="Normal" style:family="paragraph">
      <style:paragraph-properties fo:margin-bottom="0in"/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7" style:parent-style-name="Normal" style:family="paragraph">
      <style:text-properties fo:hyphenate="true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-complex="Arial"/>
    </style:style>
    <style:style style:name="P50" style:parent-style-name="Normal" style:family="paragraph">
      <style:paragraph-properties fo:margin-bottom="0in"/>
    </style:style>
    <style:style style:name="T51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Row52" style:family="table-row">
      <style:table-row-properties style:min-row-height="1.7312in"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50%"/>
      <style:text-properties style:font-name-asian="Merriweather" style:font-name-complex="Arial" fo:font-weight="bold" style:font-weight-asian="bold" fo:color="#000000"/>
    </style:style>
    <style:style style:name="P55" style:parent-style-name="Normal" style:family="paragraph">
      <style:paragraph-properties fo:margin-bottom="0in"/>
    </style:style>
    <style:style style:name="T56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57" style:parent-style-name="DefaultParagraphFont" style:family="text">
      <style:text-properties style:font-name-complex="Arial" fo:color="#000000"/>
    </style:style>
    <style:style style:name="T58" style:parent-style-name="DefaultParagraphFont" style:family="text">
      <style:text-properties style:font-name-asian="Merriweather" style:font-name-complex="Arial" fo:color="#000000"/>
    </style:style>
    <style:style style:name="T59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60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61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62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63" style:parent-style-name="Heading3" style:family="paragraph">
      <style:text-properties style:font-name="Calibri" style:font-name-asian="Merriweather" style:font-name-complex="Arial" fo:color="#666666" fo:font-size="10pt" style:font-size-asian="10pt" style:font-size-complex="9pt"/>
    </style:style>
    <style:style style:name="P64" style:parent-style-name="Normal" style:family="paragraph">
      <style:paragraph-properties fo:margin-bottom="0in" fo:line-height="50%"/>
      <style:text-properties style:font-name-asian="Merriweather" style:font-name-complex="Arial" fo:font-weight="bold" style:font-weight-asian="bold" fo:color="#000000"/>
    </style:style>
    <style:style style:name="P65" style:parent-style-name="Normal" style:family="paragraph">
      <style:paragraph-properties fo:margin-bottom="0in"/>
    </style:style>
    <style:style style:name="T66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67" style:parent-style-name="DefaultParagraphFont" style:family="text">
      <style:text-properties style:font-name-complex="Arial" fo:color="#000000"/>
    </style:style>
    <style:style style:name="T68" style:parent-style-name="DefaultParagraphFont" style:family="text">
      <style:text-properties style:font-name-asian="Merriweather" style:font-name-complex="Arial" fo:color="#000000"/>
    </style:style>
    <style:style style:name="T69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70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71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72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73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74" style:parent-style-name="Heading3" style:family="paragraph">
      <style:text-properties style:font-name="Calibri" style:font-name-asian="Merriweather" style:font-name-complex="Arial" fo:color="#666666" fo:font-size="10pt" style:font-size-asian="10pt" style:font-size-complex="9pt"/>
    </style:style>
    <style:style style:name="P75" style:parent-style-name="Normal" style:family="paragraph">
      <style:paragraph-properties fo:margin-bottom="0in" fo:line-height="50%"/>
      <style:text-properties style:font-name-asian="Merriweather" style:font-name-complex="Arial" fo:font-weight="bold" style:font-weight-asian="bold" fo:color="#000000"/>
    </style:style>
    <style:style style:name="P76" style:parent-style-name="Normal" style:family="paragraph">
      <style:paragraph-properties fo:margin-bottom="0in"/>
    </style:style>
    <style:style style:name="T77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78" style:parent-style-name="DefaultParagraphFont" style:family="text">
      <style:text-properties style:font-name-complex="Arial" fo:color="#000000"/>
    </style:style>
    <style:style style:name="T79" style:parent-style-name="DefaultParagraphFont" style:family="text">
      <style:text-properties style:font-name-asian="Merriweather" style:font-name-complex="Arial" fo:color="#000000"/>
    </style:style>
    <style:style style:name="T80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81" style:parent-style-name="Normal" style:family="paragraph">
      <style:paragraph-properties fo:margin-bottom="0in"/>
      <style:text-properties style:font-name-asian="Open Sans" style:font-name-complex="Arial" fo:color="#666666" fo:font-size="9pt" style:font-size-asian="9pt" style:font-size-complex="8pt"/>
    </style:style>
    <style:style style:name="P82" style:parent-style-name="Normal" style:family="paragraph">
      <style:paragraph-properties fo:margin-bottom="0in"/>
    </style:style>
    <style:style style:name="T83" style:parent-style-name="DefaultParagraphFont" style:family="text">
      <style:text-properties style:font-name-asian="Merriweather" fo:color="#666666" fo:font-size="10pt" style:font-size-asian="10pt" style:font-size-complex="9pt"/>
    </style:style>
    <style:style style:name="T84" style:parent-style-name="DefaultParagraphFont" style:family="text">
      <style:text-properties style:font-name-asian="Merriweather" fo:color="#666666" fo:font-size="10pt" style:font-size-asian="10pt" style:font-size-complex="9pt"/>
    </style:style>
    <style:style style:name="P85" style:parent-style-name="Normal" style:family="paragraph">
      <style:paragraph-properties fo:margin-bottom="0in"/>
    </style:style>
    <style:style style:name="T86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P87" style:parent-style-name="Normal" style:family="paragraph">
      <style:text-properties fo:hyphenate="true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T90" style:parent-style-name="DefaultParagraphFont" style:family="text">
      <style:text-properties style:font-name-complex="Arial" fo:font-weight="bold" style:font-weight-asian="bold" fo:font-size="10pt" style:font-size-asian="10pt"/>
    </style:style>
    <style:style style:name="P91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2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3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4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5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96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7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8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99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0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1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102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3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4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5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6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7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108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09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10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11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12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13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114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15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116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17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18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119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20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21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22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123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24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25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26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27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28" style:parent-style-name="Normal" style:family="paragraph">
      <style:paragraph-properties fo:margin-bottom="0in"/>
      <style:text-properties style:font-name-complex="Arial" fo:font-weight="bold" style:font-weight-asian="bold" fo:font-size="10pt" style:font-size-asian="10pt"/>
    </style:style>
    <style:style style:name="P129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30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31" style:parent-style-name="ListParagraph" style:family="paragraph">
      <style:paragraph-properties fo:margin-bottom="0in" fo:margin-left="0.17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32" style:parent-style-name="Normal" style:family="paragraph">
      <style:paragraph-properties fo:margin-bottom="0in"/>
      <style:text-properties style:font-name-asian="Merriweather" style:font-name-complex="Arial" fo:color="#666666" fo:font-size="9pt" style:font-size-asian="9pt" style:font-size-complex="9pt"/>
    </style:style>
    <style:style style:name="TableRow133" style:family="table-row">
      <style:table-row-properties style:min-row-height="0.2916in" style:use-optimal-row-height="false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P136" style:parent-style-name="Normal" style:family="paragraph">
      <style:paragraph-properties fo:margin-bottom="0in"/>
    </style:style>
    <style:style style:name="T137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38" style:parent-style-name="Normal" style:family="paragraph">
      <style:text-properties fo:hyphenate="true"/>
    </style:style>
    <style:style style:name="P139" style:parent-style-name="Normal" style:family="paragraph">
      <style:text-properties fo:hyphenate="true"/>
    </style:style>
    <style:style style:name="TableRow140" style:family="table-row">
      <style:table-row-properties style:min-row-height="1.959in" style:use-optimal-row-height="false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50%"/>
      <style:text-properties style:font-name-asian="Merriweather" style:font-name-complex="Arial" fo:font-weight="bold" style:font-weight-asian="bold" fo:color="#000000"/>
    </style:style>
    <style:style style:name="T143" style:parent-style-name="DefaultParagraphFont" style:family="text">
      <style:text-properties style:font-name="Calibri" style:font-name-asian="Merriweather" style:font-name-complex="Arial" fo:font-weight="bold" style:font-weight-asian="bold" fo:color="#000000" fo:font-size="11pt" style:font-size-asian="11pt" style:font-size-complex="11pt"/>
    </style:style>
    <style:style style:name="T144" style:parent-style-name="DefaultParagraphFont" style:family="text">
      <style:text-properties style:font-name="Calibri" style:font-name-asian="Merriweather" style:font-name-complex="Arial" fo:font-weight="bold" style:font-weight-asian="bold" fo:color="#000000" fo:font-size="11pt" style:font-size-asian="11pt" style:font-size-complex="11pt"/>
    </style:style>
    <style:style style:name="T145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146" style:parent-style-name="DefaultParagraphFont" style:family="text">
      <style:text-properties style:font-name="Calibri" style:font-name-asian="Merriweather" style:font-name-complex="Arial" fo:color="#000000" fo:font-size="11pt" style:font-size-asian="11pt" style:font-size-complex="11pt"/>
    </style:style>
    <style:style style:name="T147" style:parent-style-name="DefaultParagraphFont" style:family="text">
      <style:text-properties style:font-name="Calibri" style:font-name-asian="Merriweather" style:font-name-complex="Arial" fo:font-style="italic" style:font-style-asian="italic" fo:color="#000000" fo:font-size="11pt" style:font-size-asian="11pt" style:font-size-complex="11pt"/>
    </style:style>
    <style:style style:name="T148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149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150" style:parent-style-name="Heading3" style:family="paragraph">
      <style:text-properties style:font-name="Calibri" style:font-name-asian="Merriweather" style:font-name-complex="Arial" fo:color="#666666" fo:font-size="10pt" style:font-size-asian="10pt" style:font-size-complex="9pt"/>
    </style:style>
    <style:style style:name="P151" style:parent-style-name="Normal" style:family="paragraph">
      <style:paragraph-properties fo:margin-bottom="0in" fo:line-height="50%"/>
      <style:text-properties style:font-name-asian="Merriweather" style:font-name-complex="Arial" fo:font-weight="bold" style:font-weight-asian="bold" fo:color="#000000"/>
    </style:style>
    <style:style style:name="P152" style:parent-style-name="Normal" style:family="paragraph">
      <style:paragraph-properties fo:margin-bottom="0in"/>
    </style:style>
    <style:style style:name="T153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54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55" style:parent-style-name="DefaultParagraphFont" style:family="text">
      <style:text-properties style:font-name-complex="Arial" fo:color="#000000"/>
    </style:style>
    <style:style style:name="T156" style:parent-style-name="DefaultParagraphFont" style:family="text">
      <style:text-properties style:font-name-asian="Merriweather" style:font-name-complex="Arial" fo:color="#000000"/>
    </style:style>
    <style:style style:name="T157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58" style:parent-style-name="Normal" style:family="paragraph">
      <style:paragraph-properties fo:margin-bottom="0in"/>
      <style:text-properties style:font-name-asian="Open Sans" style:font-name-complex="Arial" fo:color="#666666" fo:font-size="9pt" style:font-size-asian="9pt" style:font-size-complex="8pt"/>
    </style:style>
    <style:style style:name="P159" style:parent-style-name="Normal" style:family="paragraph">
      <style:paragraph-properties fo:margin-bottom="0in"/>
      <style:text-properties style:font-name-asian="Merriweather" style:font-name-complex="Arial" fo:color="#666666" fo:font-size="10pt" style:font-size-asian="10pt" style:font-size-complex="9pt"/>
    </style:style>
    <style:style style:name="P160" style:parent-style-name="Normal" style:family="paragraph">
      <style:paragraph-properties fo:margin-bottom="0in" fo:line-height="50%"/>
      <style:text-properties style:font-name-asian="Merriweather" style:font-name-complex="Arial" fo:font-weight="bold" style:font-weight-asian="bold" fo:color="#000000"/>
    </style:style>
    <style:style style:name="P161" style:parent-style-name="Normal" style:family="paragraph">
      <style:paragraph-properties fo:margin-bottom="0in"/>
    </style:style>
    <style:style style:name="T162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63" style:parent-style-name="DefaultParagraphFont" style:family="text">
      <style:text-properties style:font-name-complex="Arial" fo:color="#000000"/>
    </style:style>
    <style:style style:name="T164" style:parent-style-name="DefaultParagraphFont" style:family="text">
      <style:text-properties style:font-name-asian="Merriweather" style:font-name-complex="Arial" fo:color="#000000"/>
    </style:style>
    <style:style style:name="T165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66" style:parent-style-name="Normal" style:family="paragraph">
      <style:paragraph-properties fo:margin-bottom="0in"/>
      <style:text-properties style:font-name-asian="Open Sans" style:font-name-complex="Arial" fo:color="#666666" fo:font-size="9pt" style:font-size-asian="9pt" style:font-size-complex="8pt"/>
    </style:style>
    <style:style style:name="P167" style:parent-style-name="Normal" style:family="paragraph">
      <style:paragraph-properties fo:margin-bottom="0in"/>
    </style:style>
    <style:style style:name="T168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text-properties fo:hyphenate="true"/>
    </style:style>
    <style:style style:name="P171" style:parent-style-name="Normal" style:family="paragraph">
      <style:text-properties fo:hyphenate="true"/>
    </style:style>
    <style:style style:name="TableRow172" style:family="table-row">
      <style:table-row-properties style:min-row-height="0.375in" style:use-optimal-row-height="false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</style:style>
    <style:style style:name="T175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76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77" style:parent-style-name="Normal" style:family="paragraph">
      <style:text-properties fo:hyphenate="true"/>
    </style:style>
    <style:style style:name="P178" style:parent-style-name="Normal" style:family="paragraph">
      <style:text-properties fo:hyphenate="true"/>
    </style:style>
    <style:style style:name="TableRow179" style:family="table-row">
      <style:table-row-properties style:min-row-height="0.677in" style:use-optimal-row-height="false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/>
    </style:style>
    <style:style style:name="T182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83" style:parent-style-name="DefaultParagraphFont" style:family="text">
      <style:text-properties style:font-name-complex="Arial" fo:color="#000000"/>
    </style:style>
    <style:style style:name="T184" style:parent-style-name="DefaultParagraphFont" style:family="text">
      <style:text-properties style:font-name-complex="Arial"/>
    </style:style>
    <style:style style:name="T185" style:parent-style-name="DefaultParagraphFont" style:family="text">
      <style:text-properties style:font-name-asian="Merriweather" style:font-name-complex="Arial" fo:color="#000000"/>
    </style:style>
    <style:style style:name="T186" style:parent-style-name="DefaultParagraphFont" style:family="text">
      <style:text-properties style:font-name-asian="Merriweather" style:font-name-complex="Arial" fo:color="#000000"/>
    </style:style>
    <style:style style:name="T187" style:parent-style-name="DefaultParagraphFont" style:family="text">
      <style:text-properties style:font-name-asian="Merriweather" style:font-name-complex="Arial" fo:color="#000000"/>
    </style:style>
    <style:style style:name="T188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189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190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191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192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193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194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195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96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97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198" style:parent-style-name="Normal" style:family="paragraph">
      <style:paragraph-properties fo:margin-bottom="0in" fo:line-height="50%"/>
      <style:text-properties style:font-name-asian="Merriweather" style:font-name-complex="Arial" fo:font-weight="bold" style:font-weight-asian="bold" fo:color="#000000"/>
    </style:style>
    <style:style style:name="P199" style:parent-style-name="Normal" style:family="paragraph">
      <style:paragraph-properties fo:margin-bottom="0in"/>
    </style:style>
    <style:style style:name="T200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201" style:parent-style-name="DefaultParagraphFont" style:family="text">
      <style:text-properties style:font-name-complex="Arial" fo:color="#000000"/>
    </style:style>
    <style:style style:name="T202" style:parent-style-name="DefaultParagraphFont" style:family="text">
      <style:text-properties style:font-name-complex="Arial"/>
    </style:style>
    <style:style style:name="T203" style:parent-style-name="DefaultParagraphFont" style:family="text">
      <style:text-properties style:font-name-asian="Merriweather" style:font-name-complex="Arial" fo:color="#000000"/>
    </style:style>
    <style:style style:name="T204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205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206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207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08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09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10" style:parent-style-name="Normal" style:family="paragraph">
      <style:paragraph-properties fo:margin-bottom="0in" fo:line-height="50%"/>
      <style:text-properties style:font-name-asian="Merriweather" style:font-name-complex="Arial" fo:font-weight="bold" style:font-weight-asian="bold" fo:color="#000000"/>
    </style:style>
    <style:style style:name="P211" style:parent-style-name="Normal" style:family="paragraph">
      <style:paragraph-properties fo:margin-bottom="0in"/>
    </style:style>
    <style:style style:name="T212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213" style:parent-style-name="DefaultParagraphFont" style:family="text">
      <style:text-properties style:font-name-complex="Arial" fo:color="#000000"/>
    </style:style>
    <style:style style:name="T214" style:parent-style-name="DefaultParagraphFont" style:family="text">
      <style:text-properties style:font-name-complex="Arial"/>
    </style:style>
    <style:style style:name="T215" style:parent-style-name="DefaultParagraphFont" style:family="text">
      <style:text-properties style:font-name-asian="Merriweather" style:font-name-complex="Arial" fo:color="#000000"/>
    </style:style>
    <style:style style:name="T216" style:parent-style-name="DefaultParagraphFont" style:family="text">
      <style:text-properties style:font-name-asian="Merriweather" style:font-name-complex="Arial" fo:color="#000000"/>
    </style:style>
    <style:style style:name="T217" style:parent-style-name="DefaultParagraphFont" style:family="text">
      <style:text-properties style:font-name-asian="Merriweather" style:font-name-complex="Arial" fo:color="#000000"/>
    </style:style>
    <style:style style:name="T218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219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220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221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222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223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24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25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26" style:parent-style-name="ListParagraph" style:family="paragraph">
      <style:paragraph-properties fo:margin-bottom="0in" fo:margin-left="0.1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227" style:parent-style-name="Normal" style:family="paragraph">
      <style:paragraph-properties fo:margin-bottom="0in"/>
    </style:style>
    <style:style style:name="T228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229" style:parent-style-name="DefaultParagraphFont" style:family="text">
      <style:text-properties style:font-name-complex="Arial" fo:color="#000000"/>
    </style:style>
    <style:style style:name="T230" style:parent-style-name="DefaultParagraphFont" style:family="text">
      <style:text-properties style:font-name-complex="Arial"/>
    </style:style>
    <style:style style:name="T231" style:parent-style-name="DefaultParagraphFont" style:family="text">
      <style:text-properties style:font-name-asian="Merriweather" style:font-name-complex="Arial" fo:color="#000000"/>
    </style:style>
    <style:style style:name="T232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233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234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235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236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237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238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39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40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41" style:parent-style-name="ListParagraph" style:family="paragraph">
      <style:paragraph-properties fo:margin-bottom="0in" fo:margin-left="0.1125in" fo:text-indent="-0.125in">
        <style:tab-stops/>
      </style:paragraph-properties>
    </style:style>
    <style:style style:name="T242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T243" style:parent-style-name="DefaultParagraphFont" style:family="text">
      <style:text-properties fo:color="#808080" style:text-underline-type="single" style:text-underline-style="solid" style:text-underline-width="auto" style:text-underline-mode="continuous"/>
    </style:style>
    <style:style style:name="P244" style:parent-style-name="ListParagraph" style:family="paragraph">
      <style:paragraph-properties fo:margin-bottom="0in" fo:margin-left="0.1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245" style:parent-style-name="Normal" style:family="paragraph">
      <style:paragraph-properties fo:margin-bottom="0in"/>
    </style:style>
    <style:style style:name="T246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247" style:parent-style-name="DefaultParagraphFont" style:family="text">
      <style:text-properties style:font-name-complex="Arial" fo:color="#000000"/>
    </style:style>
    <style:style style:name="T248" style:parent-style-name="DefaultParagraphFont" style:family="text">
      <style:text-properties style:font-name-complex="Arial"/>
    </style:style>
    <style:style style:name="T249" style:parent-style-name="DefaultParagraphFont" style:family="text">
      <style:text-properties style:font-name-asian="Merriweather" style:font-name-complex="Arial" fo:color="#000000"/>
    </style:style>
    <style:style style:name="T250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251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252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253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54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55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56" style:parent-style-name="ListParagraph" style:family="paragraph">
      <style:paragraph-properties fo:margin-bottom="0in" fo:margin-left="0.1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257" style:parent-style-name="Normal" style:family="paragraph">
      <style:paragraph-properties fo:margin-bottom="0in"/>
    </style:style>
    <style:style style:name="T258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259" style:parent-style-name="DefaultParagraphFont" style:family="text">
      <style:text-properties style:font-name-asian="Merriweather" style:font-name-complex="Arial" fo:color="#000000"/>
    </style:style>
    <style:style style:name="T260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261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262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263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64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65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66" style:parent-style-name="ListParagraph" style:family="paragraph">
      <style:paragraph-properties fo:margin-bottom="0in" fo:margin-left="0.1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267" style:parent-style-name="Normal" style:family="paragraph">
      <style:paragraph-properties fo:margin-bottom="0in"/>
    </style:style>
    <style:style style:name="T268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269" style:parent-style-name="DefaultParagraphFont" style:family="text">
      <style:text-properties style:font-name-asian="Merriweather" style:font-name-complex="Arial" fo:color="#000000"/>
    </style:style>
    <style:style style:name="T270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271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272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273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274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75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76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277" style:parent-style-name="Normal" style:family="paragraph">
      <style:text-properties fo:hyphenate="true"/>
    </style:style>
    <style:style style:name="P278" style:parent-style-name="Normal" style:family="paragraph">
      <style:text-properties fo:hyphenate="true"/>
    </style:style>
    <style:style style:name="TableRow279" style:family="table-row">
      <style:table-row-properties style:min-row-height="0.2916in" style:use-optimal-row-height="false"/>
    </style:style>
    <style:style style:name="P280" style:parent-style-name="Normal" style:family="paragraph">
      <style:text-properties fo:hyphenate="true"/>
    </style:style>
    <style:style style:name="P281" style:parent-style-name="Normal" style:family="paragraph">
      <style:text-properties fo:hyphenate="true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/>
    </style:style>
    <style:style style:name="T284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85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P286" style:parent-style-name="Normal" style:family="paragraph">
      <style:paragraph-properties fo:margin-bottom="0in"/>
      <style:text-properties style:font-name-asian="Merriweather" style:font-name-complex="Arial" fo:color="#666666" fo:font-size="10pt" style:font-size-asian="10pt" style:font-size-complex="9pt"/>
    </style:style>
    <style:style style:name="P287" style:parent-style-name="Normal" style:family="paragraph">
      <style:paragraph-properties fo:margin-bottom="0in"/>
      <style:text-properties style:font-name-asian="Merriweather" style:font-name-complex="Arial" fo:color="#666666" fo:font-size="9pt" style:font-size-asian="9pt" style:font-size-complex="9pt"/>
    </style:style>
    <style:style style:name="P288" style:parent-style-name="Normal" style:family="paragraph">
      <style:paragraph-properties fo:margin-bottom="0in"/>
      <style:text-properties style:font-name-asian="Merriweather" style:font-name-complex="Arial" fo:color="#666666" fo:font-size="9pt" style:font-size-asian="9pt" style:font-size-complex="9pt"/>
    </style:style>
    <style:style style:name="P289" style:parent-style-name="Normal" style:family="paragraph">
      <style:paragraph-properties fo:margin-bottom="0in"/>
      <style:text-properties style:font-name-asian="Merriweather" style:font-name-complex="Arial" fo:color="#666666" fo:font-size="9pt" style:font-size-asian="9pt" style:font-size-complex="9pt"/>
    </style:style>
    <style:style style:name="P290" style:parent-style-name="Normal" style:family="paragraph">
      <style:paragraph-properties fo:margin-bottom="0in"/>
      <style:text-properties style:font-name-asian="Merriweather" style:font-name-complex="Arial" fo:color="#666666" fo:font-size="9pt" style:font-size-asian="9pt" style:font-size-complex="9pt"/>
    </style:style>
    <style:style style:name="P291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P292" style:parent-style-name="Normal" style:family="paragraph">
      <style:paragraph-properties fo:margin-bottom="0in" fo:line-height="50%"/>
      <style:text-properties style:font-name-asian="Merriweather" style:font-name-complex="Arial" fo:font-weight="bold" style:font-weight-asian="bold" fo:color="#000000"/>
    </style:style>
    <style:style style:name="P293" style:parent-style-name="Normal" style:family="paragraph">
      <style:paragraph-properties fo:margin-bottom="0in" fo:line-height="50%"/>
      <style:text-properties style:font-name-asian="Merriweather" style:font-name-complex="Arial" fo:font-weight="bold" style:font-weight-asian="bold" fo:color="#000000"/>
    </style:style>
    <style:style style:name="P294" style:parent-style-name="Normal" style:family="paragraph">
      <style:paragraph-properties fo:margin-bottom="0in"/>
      <style:text-properties style:font-name-complex="Arial" fo:font-weight="bold" style:font-weight-asian="bold"/>
    </style:style>
    <style:style style:name="P295" style:parent-style-name="Normal" style:family="paragraph">
      <style:paragraph-properties style:text-autospace="none" style:vertical-align="auto" fo:margin-bottom="0in"/>
      <style:text-properties fo:hyphenate="true"/>
    </style:style>
    <style:style style:name="T296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T297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P298" style:parent-style-name="Normal" style:family="paragraph">
      <style:paragraph-properties style:text-autospace="none" style:vertical-align="auto" fo:margin-bottom="0in"/>
      <style:text-properties style:font-name-complex="Calibri" fo:color="#000000" fo:font-size="12pt" style:font-size-asian="12pt" style:font-size-complex="12pt" fo:hyphenate="true"/>
    </style:style>
    <style:style style:name="P299" style:parent-style-name="Normal" style:family="paragraph">
      <style:paragraph-properties fo:margin-bottom="0in"/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00" style:parent-style-name="Normal" style:family="paragraph">
      <style:paragraph-properties style:text-autospace="none" style:vertical-align="auto" fo:margin-bottom="0in"/>
      <style:text-properties fo:hyphenate="true"/>
    </style:style>
    <style:style style:name="T301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P302" style:parent-style-name="Normal" style:family="paragraph">
      <style:paragraph-properties style:text-autospace="none" style:vertical-align="auto" fo:margin-bottom="0in"/>
      <style:text-properties style:font-name-complex="Calibri" fo:color="#000000" fo:font-size="12pt" style:font-size-asian="12pt" style:font-size-complex="12pt" fo:hyphenate="true"/>
    </style:style>
    <style:style style:name="P303" style:parent-style-name="Normal" style:family="paragraph">
      <style:paragraph-properties fo:margin-bottom="0in"/>
      <style:text-properties text:display="none"/>
    </style:style>
    <style:style style:name="TableColumn305" style:family="table-column">
      <style:table-column-properties style:column-width="5.75in" style:use-optimal-column-width="false"/>
    </style:style>
    <style:style style:name="TableColumn306" style:family="table-column">
      <style:table-column-properties style:column-width="0.1979in" style:use-optimal-column-width="false"/>
    </style:style>
    <style:style style:name="TableColumn307" style:family="table-column">
      <style:table-column-properties style:column-width="1.7291in" style:use-optimal-column-width="false"/>
    </style:style>
    <style:style style:name="Table304" style:family="table">
      <style:table-properties style:width="7.677in" fo:margin-left="-0.6875in" table:align="left"/>
    </style:style>
    <style:style style:name="TableRow308" style:family="table-row">
      <style:table-row-properties style:min-row-height="0.2708in" style:use-optimal-row-height="false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</style:style>
    <style:style style:name="T311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Cell312" style:family="table-cell">
      <style:table-cell-properties fo:border="none" style:writing-mode="lr-tb" fo:padding-top="0in" fo:padding-left="0.0069in" fo:padding-bottom="0in" fo:padding-right="0.0069in"/>
    </style:style>
    <style:style style:name="P313" style:parent-style-name="Normal" style:family="paragraph">
      <style:text-properties fo:hyphenate="true"/>
    </style:style>
    <style:style style:name="P314" style:parent-style-name="Normal" style:family="paragraph">
      <style:text-properties style:font-name-complex="Arial" fo:font-weight="bold" style:font-weight-asian="bold" fo:hyphenate="true"/>
    </style:style>
    <style:style style:name="P315" style:parent-style-name="Normal" style:family="paragraph">
      <style:text-properties fo:hyphenate="true"/>
    </style:style>
    <style:style style:name="P316" style:parent-style-name="Normal" style:family="paragraph">
      <style:text-properties fo:hyphenate="true"/>
    </style:style>
    <style:style style:name="P317" style:parent-style-name="Normal" style:family="paragraph">
      <style:text-properties fo:hyphenate="true"/>
    </style:style>
    <style:style style:name="P318" style:parent-style-name="Normal" style:family="paragraph">
      <style:text-properties fo:hyphenate="true"/>
    </style:style>
    <style:style style:name="P319" style:parent-style-name="Normal" style:family="paragraph">
      <style:text-properties style:font-name="Calibri Light" style:font-name-asian="Times New Roman" style:font-name-complex="Arial" fo:font-weight="bold" style:font-weight-asian="bold" fo:color="#1F4D78" fo:font-size="12pt" style:font-size-asian="12pt" style:font-size-complex="12pt" fo:hyphenate="true"/>
    </style:style>
    <style:style style:name="P320" style:parent-style-name="Normal" style:family="paragraph">
      <style:text-properties style:font-name-asian="Merriweather" style:font-name-complex="Arial" fo:font-weight="bold" style:font-weight-asian="bold" fo:color="#000000" fo:hyphenate="true"/>
    </style:style>
    <style:style style:name="P321" style:parent-style-name="Normal" style:family="paragraph">
      <style:paragraph-properties fo:margin-bottom="0in"/>
    </style:style>
    <style:style style:name="TableCell322" style:family="table-cell">
      <style:table-cell-properties fo:border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/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Row324" style:family="table-row">
      <style:table-row-properties style:min-row-height="0.1875in" style:use-optimal-row-height="false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</style:style>
    <style:style style:name="T327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P328" style:parent-style-name="Normal" style:family="paragraph">
      <style:paragraph-properties fo:margin-bottom="0in"/>
    </style:style>
    <style:style style:name="T329" style:parent-style-name="DefaultParagraphFont" style:family="text">
      <style:text-properties style:font-name-asian="Open Sans" style:font-name-complex="Arial" fo:color="#666666" fo:font-size="9pt" style:font-size-asian="9pt" style:font-size-complex="8pt"/>
    </style:style>
    <style:style style:name="P330" style:parent-style-name="Normal" style:family="paragraph">
      <style:paragraph-properties fo:margin-bottom="0in"/>
    </style:style>
    <style:style style:name="T331" style:parent-style-name="DefaultParagraphFont" style:family="text">
      <style:text-properties style:font-name-asian="Merriweather" style:font-name-complex="Arial" fo:color="#000000" fo:font-size="10pt" style:font-size-asian="10pt" style:font-size-complex="9pt"/>
    </style:style>
    <style:style style:name="T332" style:parent-style-name="DefaultParagraphFont" style:family="text">
      <style:text-properties style:font-name-asian="Merriweather" style:font-name-complex="Arial" fo:color="#000000" fo:font-size="10pt" style:font-size-asian="10pt" style:font-size-complex="9pt"/>
    </style:style>
    <style:style style:name="T333" style:parent-style-name="DefaultParagraphFont" style:family="text">
      <style:text-properties style:font-name-asian="Merriweather" style:font-name-complex="Arial" fo:color="#000000" fo:font-size="10pt" style:font-size-asian="10pt" style:font-size-complex="10pt"/>
    </style:style>
    <style:style style:name="T334" style:parent-style-name="DefaultParagraphFont" style:family="text">
      <style:text-properties fo:color="#000000" fo:font-size="10pt" style:font-size-asian="10pt" style:font-size-complex="10pt"/>
    </style:style>
    <style:style style:name="P335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336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337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338" style:parent-style-name="ListParagraph" style:family="paragraph">
      <style:paragraph-properties fo:margin-bottom="0in" fo:margin-left="0.1125in" fo:text-indent="-0.125in">
        <style:tab-stops/>
      </style:paragraph-properties>
    </style:style>
    <style:style style:name="T339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T340" style:parent-style-name="DefaultParagraphFont" style:family="text">
      <style:text-properties fo:color="#808080" style:font-size-complex="10pt" style:text-underline-type="single" style:text-underline-style="solid" style:text-underline-width="auto" style:text-underline-mode="continuous"/>
    </style:style>
    <style:style style:name="P341" style:parent-style-name="ListParagraph" style:family="paragraph">
      <style:paragraph-properties fo:margin-bottom="0in" fo:margin-left="0in">
        <style:tab-stops/>
      </style:paragraph-properties>
    </style:style>
    <style:style style:name="P342" style:parent-style-name="Normal" style:family="paragraph">
      <style:text-properties fo:hyphenate="true"/>
    </style:style>
    <style:style style:name="TableCell343" style:family="table-cell">
      <style:table-cell-properties fo:border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/>
    </style:style>
    <style:style style:name="TableRow345" style:family="table-row">
      <style:table-row-properties style:min-row-height="0.3229in" style:use-optimal-row-height="false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</style:style>
    <style:style style:name="T348" style:parent-style-name="DefaultParagraphFont" style:family="text"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49" style:parent-style-name="Normal" style:family="paragraph">
      <style:text-properties fo:hyphenate="true"/>
    </style:style>
    <style:style style:name="P350" style:parent-style-name="Normal" style:family="paragraph">
      <style:text-properties fo:hyphenate="true"/>
    </style:style>
    <style:style style:name="TableRow351" style:family="table-row">
      <style:table-row-properties style:min-row-height="0.293in" style:use-optimal-row-height="false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/>
    </style:style>
    <style:style style:name="T354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355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356" style:parent-style-name="DefaultParagraphFont" style:family="text">
      <style:text-properties style:font-name-asian="Merriweather" style:font-name-complex="Arial" fo:color="#000000"/>
    </style:style>
    <style:style style:name="T357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358" style:parent-style-name="Heading3" style:family="paragraph">
      <style:text-properties style:font-name="Calibri" style:font-name-asian="Open Sans" style:font-name-complex="Arial" fo:color="#666666" fo:font-size="9pt" style:font-size-asian="9pt" style:font-size-complex="8pt"/>
    </style:style>
    <style:style style:name="P359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360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361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362" style:parent-style-name="ListParagraph" style:family="paragraph">
      <style:paragraph-properties fo:margin-bottom="0in" fo:margin-left="0.1125in" fo:text-indent="-0.125in">
        <style:tab-stops/>
      </style:paragraph-properties>
    </style:style>
    <style:style style:name="T363" style:parent-style-name="DefaultParagraphFont" style:family="text">
      <style:text-properties style:font-name-asian="Merriweather" style:font-name-complex="Arial" fo:color="#666666" fo:font-size="10pt" style:font-size-asian="10pt" style:font-size-complex="9pt"/>
    </style:style>
    <style:style style:name="T364" style:parent-style-name="DefaultParagraphFont" style:family="text">
      <style:text-properties fo:color="#808080" style:font-size-complex="10pt" style:text-underline-type="single" style:text-underline-style="solid" style:text-underline-width="auto" style:text-underline-mode="continuous"/>
    </style:style>
    <style:style style:name="P365" style:parent-style-name="ListParagraph" style:family="paragraph">
      <style:paragraph-properties fo:margin-bottom="0in" fo:margin-left="0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366" style:parent-style-name="Normal" style:family="paragraph">
      <style:paragraph-properties fo:margin-bottom="0in"/>
    </style:style>
    <style:style style:name="T367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368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369" style:parent-style-name="DefaultParagraphFont" style:family="text">
      <style:text-properties style:font-name-asian="Merriweather" style:font-name-complex="Arial" fo:color="#000000"/>
    </style:style>
    <style:style style:name="T370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371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T372" style:parent-style-name="DefaultParagraphFont" style:family="text">
      <style:text-properties style:font-name="Calibri" style:font-name-asian="Open Sans" style:font-name-complex="Arial" fo:color="#666666" fo:font-size="9pt" style:font-size-asian="9pt" style:font-size-complex="8pt"/>
    </style:style>
    <style:style style:name="P373" style:parent-style-name="Normal" style:family="paragraph">
      <style:paragraph-properties fo:margin-bottom="0in"/>
      <style:text-properties style:font-name-asian="Merriweather" style:font-name-complex="Arial" fo:color="#000000" fo:font-size="10pt" style:font-size-asian="10pt" style:font-size-complex="9pt"/>
    </style:style>
    <style:style style:name="P374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375" style:parent-style-name="ListParagraph" style:family="paragraph">
      <style:paragraph-properties fo:margin-bottom="0in" fo:margin-left="0.1125in" fo:text-indent="-0.125in">
        <style:tab-stops/>
      </style:paragraph-properties>
      <style:text-properties style:font-name-asian="Merriweather" style:font-name-complex="Arial" fo:color="#666666" fo:font-size="10pt" style:font-size-asian="10pt" style:font-size-complex="9pt"/>
    </style:style>
    <style:style style:name="P376" style:parent-style-name="Normal" style:family="paragraph">
      <style:text-properties fo:hyphenate="true"/>
    </style:style>
    <style:style style:name="TableCell377" style:family="table-cell">
      <style:table-cell-properties fo:border="none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/>
    </style:style>
    <style:style style:name="P379" style:parent-style-name="Normal" style:family="paragraph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14">Toran</text:span><text:span text:style-name="T15"><text:s/></text:span><text:span text:style-name="T16">Sahu</text:span></text:p>
          </table:table-cell>
          <table:table-cell table:style-name="TableCell17" table:number-rows-spanned="9"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</table:table-cell>
          <table:table-cell table:style-name="TableCell27" table:number-rows-spanned="2">
            <text:p text:style-name="P28"/>
            <text:p text:style-name="P29">+91 8602431733</text:p>
            <text:p text:style-name="P30"><text:a xlink:href="mailto:toran.sahu@yahoo.com" office:target-frame-name="_top" xlink:show="replace"><text:span text:style-name="T31">toran.sahu@yahoo.com</text:span></text:a></text:p>
            <text:p text:style-name="P32"><text:a xlink:href="https://toransahu.github.io/" office:target-frame-name="_top" xlink:show="replace">toransahu</text:a><text:a xlink:href="https://toransahu.github.io/" office:target-frame-name="_top" xlink:show="replace">.</text:a><text:a xlink:href="https://toransahu.github.io/" office:target-frame-name="_top" xlink:show="replace">github.io</text:a></text:p>
            <text:p text:style-name="P33"><text:a xlink:href="https://linkedin.com/in/toransahu" office:target-frame-name="_top" xlink:show="replace"><text:span text:style-name="T34">linkedin.com/in/</text:span></text:a><text:a xlink:href="https://linkedin.com/in/toransahu" office:target-frame-name="_top" xlink:show="replace"><text:span text:style-name="T35">toransahu</text:span></text:a></text:p>
          </table:table-cell>
        </table:table-row>
        <table:table-row table:style-name="TableRow36">
          <table:table-cell table:style-name="TableCell37">
            <text:p text:style-name="P38">Senior<text:s/>Software Developer<text:s/>at<text:s/>Ethereal Machines</text:p>
            <text:p text:style-name="P39"><text:span text:style-name="T40">B. Tech. (CSE) NIT, Raipur</text:span></text:p>
          </table:table-cell>
          <table:covered-table-cell>
            <text:p text:style-name="P41"/>
          </table:covered-table-cell>
          <table:covered-table-cell>
            <text:p text:style-name="P42"/>
          </table:covered-table-cell>
        </table:table-row>
        <table:table-row table:style-name="TableRow43">
          <table:table-cell table:style-name="TableCell44">
            <text:p text:style-name="P45"/>
            <text:p text:style-name="P46">EXPERIENCE</text:p>
          </table:table-cell>
          <table:covered-table-cell>
            <text:p text:style-name="P47"/>
          </table:covered-table-cell>
          <table:table-cell table:style-name="TableCell48">
            <text:p text:style-name="P49"/>
            <text:p text:style-name="P50"><text:span text:style-name="T51">SKILLS</text:span></text:p>
          </table:table-cell>
        </table:table-row>
        <table:table-row table:style-name="TableRow52">
          <table:table-cell table:style-name="TableCell53">
            <text:p text:style-name="P54"/>
            <text:p text:style-name="P55"><text:span text:style-name="T56">Ethereal Machines</text:span><text:span text:style-name="T57">,<text:s/></text:span><text:span text:style-name="T58">Bangalore —<text:s/></text:span><text:span text:style-name="T59">Senior Software Developer</text:span></text:p>
            <text:h text:style-name="Heading3" text:outline-level="3"><text:span text:style-name="T60">MAR</text:span><text:span text:style-name="T61"><text:s/>2018</text:span><text:span text:style-name="T62"><text:s/>– PRESENT</text:span></text:h>
            <text:h text:style-name="P63" text:outline-level="3">Enhanced 3d printer richness by adding smart features. Designed, architect &amp; established internal ERP system<text:s/>&amp;<text:s/>CMS enabled website for the company.</text:h>
            <text:p text:style-name="P64"/>
            <text:p text:style-name="P65"><text:span text:style-name="T66">Infosys Tech. Ltd.</text:span><text:span text:style-name="T67">,<text:s/></text:span><text:span text:style-name="T68">Pune —<text:s/></text:span><text:span text:style-name="T69">Senior<text:s/></text:span><text:span text:style-name="T70">Systems Engineer</text:span></text:p>
            <text:h text:style-name="Heading3" text:outline-level="3"><text:span text:style-name="T71">JUL</text:span><text:span text:style-name="T72"><text:s/>2017 –<text:s/></text:span><text:span text:style-name="T73">MAR 2018</text:span></text:h>
            <text:h text:style-name="P74" text:outline-level="3">Reduced INTERSPEC to SELERANT data migration activity turnaround time by automating tasks through PL/SQL procedures.</text:h>
            <text:p text:style-name="P75"/>
            <text:p text:style-name="P76"><text:span text:style-name="T77">Infosys Tech. Ltd.</text:span><text:span text:style-name="T78">,<text:s/></text:span><text:span text:style-name="T79">Pune —<text:s/></text:span><text:span text:style-name="T80">Systems Engineer</text:span></text:p>
            <text:p text:style-name="P81">JUN<text:s/>2015 – JUN<text:s/>2017</text:p>
            <text:p text:style-name="P82"><text:span text:style-name="T83">Enriched user-experience by<text:s/></text:span><text:span text:style-name="T84">enhancing the existing features of the application.</text:span></text:p>
            <text:p text:style-name="P85"><text:span text:style-name="T86">Optimized PL/SQL procedures, automated some data migration activities.</text:span></text:p>
          </table:table-cell>
          <table:covered-table-cell>
            <text:p text:style-name="P87"/>
          </table:covered-table-cell>
          <table:table-cell table:style-name="TableCell88" table:number-rows-spanned="5">
            <text:p text:style-name="P89"><text:span text:style-name="T90">Programming Languages</text:span></text:p>
            <text:list text:style-name="LFO1" text:continue-numbering="true">
              <text:list-item>
                <text:p text:style-name="P91">Python</text:p>
              </text:list-item>
              <text:list-item>
                <text:p text:style-name="P92">Java</text:p>
              </text:list-item>
              <text:list-item>
                <text:p text:style-name="P93">C/C++</text:p>
              </text:list-item>
              <text:list-item>
                <text:p text:style-name="P94">C#</text:p>
              </text:list-item>
            </text:list>
            <text:p text:style-name="P95">Database Technologies</text:p>
            <text:list text:style-name="LFO1" text:continue-numbering="true">
              <text:list-item>
                <text:p text:style-name="P96">Oracle – PL/SQL</text:p>
              </text:list-item>
              <text:list-item>
                <text:p text:style-name="P97">MS Server – T-SQL</text:p>
              </text:list-item>
              <text:list-item>
                <text:p text:style-name="P98">MySQL</text:p>
              </text:list-item>
              <text:list-item>
                <text:p text:style-name="P99">SQL</text:p>
              </text:list-item>
              <text:list-item>
                <text:p text:style-name="P100">ORM</text:p>
              </text:list-item>
            </text:list>
            <text:p text:style-name="P101">Web Technologies</text:p>
            <text:list text:style-name="LFO1" text:continue-numbering="true">
              <text:list-item>
                <text:p text:style-name="P102">REST APIs</text:p>
              </text:list-item>
              <text:list-item>
                <text:p text:style-name="P103">MVC</text:p>
              </text:list-item>
              <text:list-item>
                <text:p text:style-name="P104">JavaScript</text:p>
              </text:list-item>
              <text:list-item>
                <text:p text:style-name="P105">HTML</text:p>
              </text:list-item>
              <text:list-item>
                <text:p text:style-name="P106">CSS</text:p>
              </text:list-item>
            </text:list>
            <text:p text:style-name="P107">Frameworks</text:p>
            <text:list text:style-name="LFO1" text:continue-numbering="true">
              <text:list-item>
                <text:p text:style-name="P108">Django</text:p>
              </text:list-item>
              <text:list-item>
                <text:p text:style-name="P109">Flask</text:p>
              </text:list-item>
              <text:list-item>
                <text:p text:style-name="P110">Pytest</text:p>
              </text:list-item>
              <text:list-item>
                <text:p text:style-name="P111">Pandas</text:p>
              </text:list-item>
              <text:list-item>
                <text:p text:style-name="P112">Scikit-Learn</text:p>
              </text:list-item>
            </text:list>
            <text:p text:style-name="P113">Version Control System</text:p>
            <text:list text:style-name="LFO1" text:continue-numbering="true">
              <text:list-item>
                <text:p text:style-name="P114">Git</text:p>
              </text:list-item>
            </text:list>
            <text:p text:style-name="P115">Cloud &amp; DevOps</text:p>
            <text:list text:style-name="LFO1" text:continue-numbering="true">
              <text:list-item>
                <text:p text:style-name="P116">AWS</text:p>
              </text:list-item>
              <text:list-item>
                <text:p text:style-name="P117">Continuous Integration<text:s/></text:p>
              </text:list-item>
            </text:list>
            <text:p text:style-name="P118">Operating System</text:p>
            <text:list text:style-name="LFO1" text:continue-numbering="true">
              <text:list-item>
                <text:p text:style-name="P119">Linux (Ubuntu/Mint)</text:p>
              </text:list-item>
              <text:list-item>
                <text:p text:style-name="P120">Raspbian (Raspberry Pi)</text:p>
              </text:list-item>
              <text:list-item>
                <text:p text:style-name="P121">Windows</text:p>
              </text:list-item>
            </text:list>
            <text:p text:style-name="P122">CS Fundamentals</text:p>
            <text:list text:style-name="LFO1" text:continue-numbering="true">
              <text:list-item>
                <text:p text:style-name="P123">Data Structures</text:p>
              </text:list-item>
              <text:list-item>
                <text:p text:style-name="P124">Algorithm</text:p>
              </text:list-item>
              <text:list-item>
                <text:p text:style-name="P125">DBMS</text:p>
              </text:list-item>
              <text:list-item>
                <text:p text:style-name="P126">Operating System</text:p>
              </text:list-item>
              <text:list-item>
                <text:p text:style-name="P127">Networking</text:p>
              </text:list-item>
            </text:list>
            <text:p text:style-name="P128">Other</text:p>
            <text:list text:style-name="LFO1" text:continue-numbering="true">
              <text:list-item>
                <text:p text:style-name="P129">3D Printer</text:p>
              </text:list-item>
              <text:list-item>
                <text:p text:style-name="P130">Data Mining</text:p>
              </text:list-item>
              <text:list-item>
                <text:p text:style-name="P131">PLM Tools</text:p>
              </text:list-item>
            </text:list>
            <text:p text:style-name="P132"/>
          </table:table-cell>
        </table:table-row>
        <table:table-row table:style-name="TableRow133">
          <table:table-cell table:style-name="TableCell134">
            <text:p text:style-name="P135"/>
            <text:p text:style-name="P136"><text:span text:style-name="T137">EDUCATION</text:span></text:p>
          </table:table-cell>
          <table:covered-table-cell>
            <text:p text:style-name="P138"/>
          </table:covered-table-cell>
          <table:covered-table-cell>
            <text:p text:style-name="P139"/>
          </table:covered-table-cell>
        </table:table-row>
        <table:table-row table:style-name="TableRow140">
          <table:table-cell table:style-name="TableCell141">
            <text:p text:style-name="P142"/>
            <text:h text:style-name="Heading3" text:outline-level="3"><text:span text:style-name="T143">National Institute of<text:s/></text:span><text:span text:style-name="T144">Technology</text:span><text:span text:style-name="T145">,<text:s/></text:span><text:span text:style-name="T146">Raipur —<text:s/></text:span><text:span text:style-name="T147">B. Tech. (CSE)</text:span></text:h>
            <text:h text:style-name="Heading3" text:outline-level="3"><text:span text:style-name="T148">JUN 2011 – JUN</text:span><text:span text:style-name="T149"><text:s/>2015</text:span></text:h>
            <text:h text:style-name="P150" text:outline-level="3">Grade: 6.96/10</text:h>
            <text:p text:style-name="P151"/>
            <text:p text:style-name="P152"><text:span text:style-name="T153">J</text:span><text:span text:style-name="T154">awahar Navodaya Vidyalaya</text:span><text:span text:style-name="T155">,<text:s/></text:span><text:span text:style-name="T156">Bilaspur —<text:s/></text:span><text:span text:style-name="T157">12th PCM</text:span></text:p>
            <text:p text:style-name="P158">JUL 2009 – APR<text:s/>2010</text:p>
            <text:p text:style-name="P159">Grade: 72%</text:p>
            <text:p text:style-name="P160"/>
            <text:p text:style-name="P161"><text:span text:style-name="T162">Jawahar Navodaya Vidyalaya</text:span><text:span text:style-name="T163">,<text:s/></text:span><text:span text:style-name="T164">Bilaspur —<text:s/></text:span><text:span text:style-name="T165">10th</text:span></text:p>
            <text:p text:style-name="P166">JUL<text:s/>2007 – APR<text:s/>2008</text:p>
            <text:p text:style-name="P167"><text:span text:style-name="T168">Grade: 83.4%</text:span></text:p>
            <text:p text:style-name="P169"/>
          </table:table-cell>
          <table:covered-table-cell>
            <text:p text:style-name="P170"/>
          </table:covered-table-cell>
          <table:covered-table-cell>
            <text:p text:style-name="P171"/>
          </table:covered-table-cell>
        </table:table-row>
        <table:table-row table:style-name="TableRow172">
          <table:table-cell table:style-name="TableCell173">
            <text:p text:style-name="P174"><text:span text:style-name="T175">PROFESSIONAL<text:s/></text:span><text:span text:style-name="T176">PROJECTS</text:span></text:p>
          </table:table-cell>
          <table:covered-table-cell>
            <text:p text:style-name="P177"/>
          </table:covered-table-cell>
          <table:covered-table-cell>
            <text:p text:style-name="P178"/>
          </table:covered-table-cell>
        </table:table-row>
        <table:table-row table:style-name="TableRow179">
          <table:table-cell table:style-name="TableCell180" table:number-rows-spanned="2">
            <text:p text:style-name="P181"><text:span text:style-name="T182">Ethereal ERP</text:span><text:span text:style-name="T183">,</text:span><text:span text:style-name="T184"><text:s/></text:span><text:span text:style-name="T185">Enterprise Resource Planning</text:span><text:span text:style-name="T186"><text:s/></text:span><text:span text:style-name="T187">—<text:s/></text:span><text:span text:style-name="T188">Ethereal Machines</text:span></text:p>
            <text:h text:style-name="Heading3" text:outline-level="3"><text:span text:style-name="T189">JUN 2018</text:span><text:span text:style-name="T190"><text:s/>–<text:s/></text:span><text:span text:style-name="T191">PRESENT</text:span><text:span text:style-name="T192"><text:s/>@<text:s/></text:span><text:span text:style-name="T193">Ethereal Machines</text:span></text:h>
            <text:p text:style-name="P194">Establishment of ERP System for the organization which includes PLM, Inventory, Finance Management, Vendor &amp; Distributor Management System.</text:p>
            <text:list text:style-name="LFO2" text:continue-numbering="true">
              <text:list-item>
                <text:p text:style-name="P195">Activities:<text:s/>Software<text:s/>Backend Development, Writing REST<text:s/>APIs, Cloud Platform management</text:p>
              </text:list-item>
              <text:list-item>
                <text:p text:style-name="P196">Responsibility: Requirement<text:s/>Gathering,<text:s/>Analysis,<text:s/>Design,<text:s/>Development, Testing,<text:s/>Team<text:s/>Management</text:p>
              </text:list-item>
              <text:list-item>
                <text:p text:style-name="P197">Technologies: Python,<text:s/>Django,<text:s/>MySQL<text:s/>and AWS</text:p>
              </text:list-item>
            </text:list>
            <text:p text:style-name="P198"/>
            <text:p text:style-name="P199"><text:span text:style-name="T200">Ethereal Halo</text:span><text:span text:style-name="T201">,</text:span><text:span text:style-name="T202"><text:s/>5-Axis CNC Router &amp; 3D Printer</text:span><text:span text:style-name="T203"><text:s/>—<text:s/></text:span><text:span text:style-name="T204">Ethereal Machines</text:span></text:p>
            <text:h text:style-name="Heading3" text:outline-level="3"><text:span text:style-name="T205">MAY 2018 – JUN 2018 @ Ethereal Machines</text:span></text:h>
            <text:p text:style-name="P206">Improvement in accuracy of heating and extrusion mechanism, and Creation of G-Code Postprocessor.</text:p>
            <text:list text:style-name="LFO2" text:continue-numbering="true">
              <text:list-item>
                <text:p text:style-name="P207">Activities: Software Backend Development,<text:s/>Improving &amp; Fixing code bases<text:s/>using<text:s/>Mathematical<text:s/>Solutions</text:p>
              </text:list-item>
              <text:list-item>
                <text:p text:style-name="P208">Responsibility: Requirement Gathering, Analysis, Development, Testing</text:p>
              </text:list-item>
              <text:list-item>
                <text:p text:style-name="P209">Technologies:<text:s/>C/C++,<text:s/>Python</text:p>
              </text:list-item>
            </text:list>
            <text:p text:style-name="P210"/>
            <text:p text:style-name="P211"><text:span text:style-name="T212">Ethereal Website</text:span><text:span text:style-name="T213">,</text:span><text:span text:style-name="T214"><text:s/>CMS Enabled<text:s/></text:span><text:span text:style-name="T215">Official Website</text:span><text:span text:style-name="T216"><text:s/></text:span><text:span text:style-name="T217">—<text:s/></text:span><text:span text:style-name="T218">Ethereal Machines</text:span></text:p>
            <text:h text:style-name="Heading3" text:outline-level="3"><text:span text:style-name="T219">APR 2018</text:span><text:span text:style-name="T220"><text:s/>@<text:s/></text:span><text:span text:style-name="T221">Ethereal Machines</text:span></text:h>
            <text:p text:style-name="P222">Development of Company’s Official Website facilitating Content Management<text:s/>System<text:s/>to<text:s/>the<text:s/>Administrators.</text:p>
            <text:list text:style-name="LFO2" text:continue-numbering="true">
              <text:list-item>
                <text:p text:style-name="P223">Activities: Software Backend Development, Writing REST APIs, Cloud Platform management</text:p>
              </text:list-item>
              <text:list-item>
                <text:p text:style-name="P224">Responsibility: Requirement Gathering, Analysis, Design, Development, Testing, Team Management</text:p>
              </text:list-item>
              <text:list-item>
                <text:p text:style-name="P225">Technologies: Python,<text:s/>Django,<text:s/>MySQL<text:s/>and AWS</text:p>
              </text:list-item>
            </text:list>
            <text:p text:style-name="P226"/>
            <text:p text:style-name="P227"><text:span text:style-name="T228">Ethereal Ray</text:span><text:span text:style-name="T229">,</text:span><text:span text:style-name="T230"><text:s/></text:span><text:span text:style-name="T231">3D Printer Backend —<text:s/></text:span><text:span text:style-name="T232">Ethereal Machines</text:span></text:p>
            <text:h text:style-name="Heading3" text:outline-level="3"><text:span text:style-name="T233">MAR 2018</text:span><text:span text:style-name="T234"><text:s/>– APR 2018</text:span><text:span text:style-name="T235"><text:s/>@<text:s/></text:span><text:span text:style-name="T236">Ethereal Machines</text:span></text:h>
            <text:p text:style-name="P237">Establishment of<text:s/>open source 3D printer software backend on raspberry platform, Improving and adding various feature to make the printer smarter.</text:p>
            <text:list text:style-name="LFO2" text:continue-numbering="true">
              <text:list-item>
                <text:p text:style-name="P238">Activities: Software Backend Development,<text:s/>Platform Development,<text:s/>Writing REST APIs, Open Source Contribution</text:p>
              </text:list-item>
              <text:list-item>
                <text:p text:style-name="P239">Responsibility: Requirement Gathering, Analysis, Design, Development, Testing, Team Management</text:p>
              </text:list-item>
              <text:list-item>
                <text:p text:style-name="P240">Technologies: Python,<text:s/>Flask</text:p>
              </text:list-item>
              <text:list-item>
                <text:p text:style-name="P241"><text:span text:style-name="T242">Repository:<text:s/></text:span><text:a xlink:href="https://github.com/Ethereal-Machines/Ray" office:target-frame-name="_top" xlink:show="replace"><text:span text:style-name="T243">https://github.com/Ethereal-Machines/Ray</text:span></text:a></text:p>
              </text:list-item>
            </text:list>
            <text:p text:style-name="P244"/>
            <text:p text:style-name="P245"><text:span text:style-name="T246">ProConf</text:span><text:span text:style-name="T247">,</text:span><text:span text:style-name="T248"><text:s/></text:span><text:span text:style-name="T249">Meridian Data Migration —<text:s/></text:span><text:span text:style-name="T250">Mondelez International</text:span></text:p>
            <text:h text:style-name="Heading3" text:outline-level="3"><text:span text:style-name="T251">JUN 2017 – OCT 2017 @ Infosys Tech. Ltd.</text:span></text:h>
            <text:p text:style-name="P252">Migration of some plants related data from SIMANTIC IT Interspec’s database to Selerant DevEX PLM’s database.</text:p>
            <text:list text:style-name="LFO2" text:continue-numbering="true">
              <text:list-item>
                <text:p text:style-name="P253">Activities: Extraction, Transformation, and Migration<text:s/>followed by Retirement</text:p>
              </text:list-item>
              <text:list-item>
                <text:p text:style-name="P254">Responsibility: Requirement gathering, analysis, design, development (ETL), testing, client communication, team management</text:p>
              </text:list-item>
              <text:list-item>
                <text:p text:style-name="P255">Technologies: PL/SQL, Java and C#</text:p>
              </text:list-item>
            </text:list>
            <text:p text:style-name="P256"/>
            <text:p text:style-name="P257"><text:span text:style-name="T258">Volt</text:span><text:span text:style-name="T259"><text:s/>—<text:s/></text:span><text:span text:style-name="T260">Mondelez International</text:span></text:p>
            <text:h text:style-name="Heading3" text:outline-level="3"><text:span text:style-name="T261">SEP 2016 – MAY 2017 @ Infosys Tech. Ltd.</text:span></text:h>
            <text:p text:style-name="P262">Enhancement <text:s/>in existing <text:s/>features by implementing change request</text:p>
            <text:list text:style-name="LFO2" text:continue-numbering="true">
              <text:list-item>
                <text:p text:style-name="P263">Activities: Major &amp; minor <text:s/>change request development</text:p>
              </text:list-item>
              <text:list-item>
                <text:p text:style-name="P264">Responsibility: Development, testing, client communication</text:p>
              </text:list-item>
              <text:list-item>
                <text:p text:style-name="P265">Technologies: Python, Django, PL/SQL</text:p>
              </text:list-item>
            </text:list>
            <text:p text:style-name="P266"/>
            <text:p text:style-name="P267"><text:span text:style-name="T268">Meridian Retirement</text:span><text:span text:style-name="T269"><text:s/>—<text:s/></text:span><text:span text:style-name="T270">Kraft Foods</text:span></text:p>
            <text:h text:style-name="Heading3" text:outline-level="3"><text:span text:style-name="T271">DEC 2</text:span><text:span text:style-name="T272">015 – AUG 2016</text:span></text:h>
            <text:p text:style-name="P273">Migration of the whole data from Meridian’s database to Oracle Agile PLM’s database.</text:p>
            <text:list text:style-name="LFO2" text:continue-numbering="true">
              <text:list-item>
                <text:p text:style-name="P274">Activities: Extraction, Transformation, and Migration followed by Retirement</text:p>
              </text:list-item>
              <text:list-item>
                <text:p text:style-name="P275">Responsibility: PL/SQL and console application programming</text:p>
              </text:list-item>
              <text:list-item>
                <text:p text:style-name="P276">Technologies: PL/SQL, Java and C#</text:p>
              </text:list-item>
            </text:list>
            <text:p text:style-name="Normal"/>
          </table:table-cell>
          <table:covered-table-cell>
            <text:p text:style-name="P277"/>
          </table:covered-table-cell>
          <table:covered-table-cell>
            <text:p text:style-name="P278"/>
          </table:covered-table-cell>
        </table:table-row>
        <table:table-row table:style-name="TableRow279">
          <table:covered-table-cell>
            <text:p text:style-name="P280"/>
          </table:covered-table-cell>
          <table:covered-table-cell>
            <text:p text:style-name="P281"/>
          </table:covered-table-cell>
          <table:table-cell table:style-name="TableCell282">
            <text:p text:style-name="P283"><text:span text:style-name="T284">AWARDS</text:span></text:p>
            <text:p text:style-name="P285">Insta Award – Infosys – Mar 2017</text:p>
            <text:p text:style-name="P286">Certification awarded in appreciation of exceeding the client’s expectations for the works assigned.</text:p>
            <text:p text:style-name="P287"/>
            <text:p text:style-name="P288"/>
            <text:p text:style-name="P289"/>
            <text:p text:style-name="P290"/>
            <text:p text:style-name="P291"/>
            <text:p text:style-name="P292"/>
            <text:p text:style-name="P293"/>
            <text:p text:style-name="P294">Insta Award – Infosys – Jul 2016</text:p>
            <text:p text:style-name="P295"><text:span text:style-name="T296">Certification awarded in appreciation of quickly learning<text:s/></text:span><text:span text:style-name="T297">INTERSPEC tool, helping the team to build database queries &amp; extraction process, hard-working, and dedicated nature.</text:span></text:p>
            <text:p text:style-name="P298"/>
            <text:p text:style-name="P299">LANGUAGE</text:p>
            <text:p text:style-name="P300"><text:span text:style-name="T301">English, Hindi</text:span></text:p>
            <text:p text:style-name="P302"/>
            <text:p text:style-name="Normal"/>
          </table:table-cell>
        </table:table-row>
      </table:table>
      <text:p text:style-name="P303"/>
      <table:table table:style-name="Table304">
        <table:table-columns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<text:span text:style-name="T311">PERSONAL PROJECTS</text:span></text:p>
          </table:table-cell>
          <table:table-cell table:style-name="TableCell312" table:number-rows-spanned="4">
            <text:p text:style-name="P313"/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<text:span text:style-name="T327">Met-Office</text:span></text:p>
            <text:p text:style-name="P328"><text:span text:style-name="T329">OCT 2017</text:span></text:p>
            <text:p text:style-name="P330"><text:span text:style-name="T331">Weather Facts &amp;</text:span><text:span text:style-name="T332"><text:s/>Feature Visualization of various regions using data from</text:span><text:span text:style-name="T333"><text:s/></text:span><text:a xlink:href="https://www.metoffice.gov.uk/" office:target-frame-name="_top" xlink:show="replace"><text:span text:style-name="T334">metoffice.org.uk</text:span></text:a></text:p>
            <text:list text:style-name="LFO2" text:continue-numbering="true">
              <text:list-item>
                <text:p text:style-name="P335">Activities: Data Extraction (Automated), Cleaning, Transformation, and Data Projection</text:p>
              </text:list-item>
              <text:list-item>
                <text:p text:style-name="P336">Responsibility: Full Stack Development</text:p>
              </text:list-item>
              <text:list-item>
                <text:p text:style-name="P337">Technologies: Python 3.6, Django 1.9, Django ORM, sqlite3 DB, JavaScript</text:p>
              </text:list-item>
              <text:list-item>
                <text:p text:style-name="P338"><text:span text:style-name="T339">Repository:<text:s/></text:span><text:a xlink:href="https://github.com/toransahu/metoffice" office:target-frame-name="_top" xlink:show="replace"><text:span text:style-name="T340">https://github.com/toransahu/metoffice</text:span></text:a></text:p>
              </text:list-item>
            </text:list>
            <text:p text:style-name="P341"/>
          </table:table-cell>
          <table:covered-table-cell>
            <text:p text:style-name="P342"/>
          </table:covered-table-cell>
          <table:table-cell table:style-name="TableCell343" table:number-rows-spanned="2">
            <text:p text:style-name="P344"/>
          </table:table-cell>
        </table:table-row>
        <table:table-row table:style-name="TableRow345">
          <table:table-cell table:style-name="TableCell346">
            <text:p text:style-name="P347"><text:span text:style-name="T348">ACADEMIC PROJECTS</text:span></text:p>
          </table:table-cell>
          <table:covered-table-cell>
            <text:p text:style-name="P349"/>
          </table:covered-table-cell>
          <table:covered-table-cell>
            <text:p text:style-name="P350"/>
          </table:covered-table-cell>
        </table:table-row>
        <table:table-row table:style-name="TableRow351">
          <table:table-cell table:style-name="TableCell352">
            <text:p text:style-name="P353"><text:span text:style-name="T354">MS Excel Implementation of Regression</text:span><text:span text:style-name="T355"><text:s/>Clustering<text:s/></text:span><text:span text:style-name="T356">—<text:s/></text:span><text:span text:style-name="T357">NIT, Raipur</text:span></text:p>
            <text:h text:style-name="P358" text:outline-level="3">JAN 2015 – APR 2015</text:h>
            <text:p text:style-name="P359">An Application Software for attribute prediction of the data present in Excel file with minimal error estimation using regression clustering.</text:p>
            <text:list text:style-name="LFO2" text:continue-numbering="true">
              <text:list-item>
                <text:p text:style-name="P360">Algorithm: Clustering (K-Means), Regression</text:p>
              </text:list-item>
              <text:list-item>
                <text:p text:style-name="P361">Technologies: Python3,<text:s/>MySQL, Scikit-Learn, XlsxWriter, Data Mining, Machine Learning</text:p>
              </text:list-item>
              <text:list-item>
                <text:p text:style-name="P362"><text:span text:style-name="T363">Repository:<text:s/></text:span><text:a xlink:href="https://github.com/toransahu/regression-clustering" office:target-frame-name="_top" xlink:show="replace"><text:span text:style-name="T364">https://github.com/toransahu/regression-clustering</text:span></text:a></text:p>
              </text:list-item>
            </text:list>
            <text:p text:style-name="P365"><text:bookmark-start text:name="_Hlt502930783"/><text:bookmark-start text:name="_Hlt502930784"/><text:bookmark-end text:name="_Hlt502930783"/><text:bookmark-end text:name="_Hlt502930784"/></text:p>
            <text:p text:style-name="P366"><text:span text:style-name="T367">Data Fragmentation for given Cluster Centers</text:span><text:span text:style-name="T368"><text:s/></text:span><text:span text:style-name="T369">—<text:s/></text:span><text:span text:style-name="T370">NIT, Raipur</text:span></text:p>
            <text:h text:style-name="Heading3" text:outline-level="3"><text:span text:style-name="T371">JU</text:span><text:span text:style-name="T372">L 2014 – DEC 2014</text:span></text:h>
            <text:p text:style-name="P373">An Application Software for fragmentation of the data present in Excel file according to given cluster centers.</text:p>
            <text:list text:style-name="LFO2" text:continue-numbering="true">
              <text:list-item>
                <text:p text:style-name="P374">Algorithm: K-Means</text:p>
              </text:list-item>
              <text:list-item>
                <text:p text:style-name="P375">Technologies: Java2, MySQL</text:p>
              </text:list-item>
            </text:list>
          </table:table-cell>
          <table:covered-table-cell>
            <text:p text:style-name="P376"/>
          </table:covered-table-cell>
          <table:table-cell table:style-name="TableCell377">
            <text:p text:style-name="P378"/>
          </table:table-cell>
        </table:table-row>
      </table:table>
      <text:p text:style-name="P3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ubtitle" style:display-name="Subtitle" style:family="paragraph" style:parent-style-name="Normal" style:next-style-name="Normal">
      <style:paragraph-properties fo:widows="0" fo:orphans="0" fo:border="0.0034in solid #FFFFFF" fo:padding="0.4305in" style:shadow="#000000 0.0034in 0.0034in" fo:margin-bottom="0in" fo:line-height="115%" fo:margin-right="0.2083in"/>
      <style:text-properties style:font-name="Open Sans" style:font-name-asian="Open Sans" style:font-name-complex="Open Sans" fo:color="#000000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/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SubtitleChar" style:display-name="Subtitle Char" style:family="text" style:parent-style-name="DefaultParagraphFont">
      <style:text-properties style:font-name="Open Sans" style:font-name-asian="Open Sans" style:font-name-complex="Open Sans" fo:color="#000000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omain" style:display-name="domain" style:family="text" style:parent-style-name="DefaultParagraphFont"/>
    <style:style style:name="vanity-name" style:display-name="vanity-name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fo:font-size="12pt" style:font-size-asian="12pt" style:font-size-complex="12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style:font-name-asian="Merriweather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1in" fo:margin-left="1in" fo:margin-bottom="0.139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2in"/>
      </style:header-style>
      <style:footer-style>
        <style:header-footer-properties style:dynamic-spacing="true" fo:min-height="0.2416in"/>
      </style:footer-style>
    </style:page-layout>
    <style:style style:name="P8" style:parent-style-name="Header" style:family="paragraph">
      <style:paragraph-properties fo:text-align="end"/>
    </style:style>
    <style:style style:name="T9" style:parent-style-name="DefaultParagraphFont" style:family="text">
      <style:text-properties fo:font-size="8pt" style:font-size-asian="8pt" style:font-size-complex="8pt"/>
    </style:style>
    <style:style style:name="P10" style:parent-style-name="Header" style:family="paragraph">
      <style:paragraph-properties fo:text-align="justify" fo:margin-left="-0.5909in">
        <style:tab-stops>
          <style:tab-stop style:type="left" style:position="5.4875in"/>
          <style:tab-stop style:type="left" style:position="5.5534in"/>
        </style:tab-stops>
      </style:paragraph-properties>
    </style:style>
    <style:style style:name="T11" style:parent-style-name="DefaultParagraphFont" style:family="text">
      <style:text-properties fo:font-size="8pt" style:font-size-asian="8pt" style:font-size-complex="8pt"/>
    </style:style>
    <style:style style:name="T12" style:parent-style-name="DefaultParagraphFont" style:family="text">
      <style:text-properties fo:font-size="8pt" style:font-size-asian="8pt" style:font-size-complex="8pt"/>
    </style:style>
    <number:date-style style:name="N13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P8"><text:span text:style-name="T9"><text:page-number text:fixed="false">2</text:page-number></text:span></text:p>
      </style:header>
      <style:footer>
        <text:p text:style-name="P10"><text:span text:style-name="T11">toran.sahu@yahoo.com <text:s text:c="156"/>Last updated:<text:s/></text:span><text:span text:style-name="T12"><text:date style:data-style-name="N13">June 30, 2018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ran Sahu</meta:initial-creator>
    <dc:creator>Murshed Naskar</dc:creator>
    <meta:creation-date>2017-08-09T16:32:00Z</meta:creation-date>
    <dc:date>2018-06-29T20:54:00Z</dc:date>
    <meta:print-date>2018-06-29T20:53:00Z</meta:print-date>
    <meta:template xlink:href="Normal" xlink:type="simple"/>
    <meta:editing-cycles>67</meta:editing-cycles>
    <meta:editing-duration>PT28800S</meta:editing-duration>
    <meta:document-statistic meta:page-count="1" meta:paragraph-count="12" meta:word-count="961" meta:character-count="6431" meta:row-count="45" meta:non-whitespace-character-count="5482"/>
  </office:meta>
</office:document-meta>
</file>